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fo:margin-right="0.3229in"/>
      <style:text-properties fo:font-weight="bold" style:font-weight-asian="bold" style:font-weight-complex="bold" fo:font-size="14pt" style:font-size-asian="14pt" style:font-size-complex="14pt"/>
    </style:style>
    <style:style style:name="P2" style:parent-style-name="Standard" style:family="paragraph">
      <style:paragraph-properties fo:text-align="center" fo:margin-right="0.3229in"/>
      <style:text-properties fo:font-weight="bold" style:font-weight-asian="bold" style:font-weight-complex="bold" fo:font-size="14pt" style:font-size-asian="14pt" style:font-size-complex="14pt"/>
    </style:style>
    <style:style style:name="P3" style:parent-style-name="Standard" style:family="paragraph">
      <style:paragraph-properties fo:text-align="center" fo:margin-right="0.3229in"/>
      <style:text-properties fo:font-weight="bold" style:font-weight-asian="bold" style:font-weight-complex="bold" fo:font-size="14pt" style:font-size-asian="14pt" style:font-size-complex="14pt"/>
    </style:style>
    <style:style style:name="P4" style:parent-style-name="Standard" style:family="paragraph">
      <style:paragraph-properties fo:text-align="justify" fo:margin-right="0.3229in"/>
      <style:text-properties fo:font-weight="bold" style:font-weight-asian="bold" style:font-weight-complex="bold" fo:font-size="14pt" style:font-size-asian="14pt" style:font-size-complex="14pt"/>
    </style:style>
    <style:style style:name="P5" style:parent-style-name="Standard" style:family="paragraph">
      <style:paragraph-properties fo:text-align="justify" fo:margin-right="0.3229in"/>
      <style:text-properties fo:font-weight="bold" style:font-weight-asian="bold" style:font-weight-complex="bold" fo:font-size="14pt" style:font-size-asian="14pt" style:font-size-complex="14pt"/>
    </style:style>
    <style:style style:name="P6" style:parent-style-name="Standard" style:family="paragraph">
      <style:paragraph-properties fo:text-align="justify" fo:margin-right="0.3229in"/>
      <style:text-properties fo:font-weight="bold" style:font-weight-asian="bold" style:font-weight-complex="bold" fo:font-size="14pt" style:font-size-asian="14pt" style:font-size-complex="14pt"/>
    </style:style>
    <style:style style:name="P7" style:parent-style-name="Standard" style:family="paragraph">
      <style:paragraph-properties fo:text-align="justify" fo:margin-right="0.3229in"/>
      <style:text-properties fo:font-weight="bold" style:font-weight-asian="bold" style:font-weight-complex="bold" fo:font-size="14pt" style:font-size-asian="14pt" style:font-size-complex="14pt"/>
    </style:style>
    <style:style style:name="P8" style:parent-style-name="Standard" style:family="paragraph">
      <style:paragraph-properties fo:text-align="justify" fo:margin-right="0.3229in"/>
      <style:text-properties style:font-weight-complex="bold" fo:font-size="14pt" style:font-size-asian="14pt" style:font-size-complex="14pt"/>
    </style:style>
    <style:style style:name="P9" style:parent-style-name="Standard" style:family="paragraph">
      <style:paragraph-properties fo:text-align="justify" fo:margin-right="0.3229in"/>
    </style:style>
    <style:style style:name="T10" style:parent-style-name="Policepardéfaut" style:family="text">
      <style:text-properties style:font-weight-complex="bold" fo:font-size="14pt" style:font-size-asian="14pt" style:font-size-complex="14pt"/>
    </style:style>
    <style:style style:name="T11" style:parent-style-name="Policepardéfaut" style:family="text">
      <style:text-properties style:font-weight-complex="bold" fo:font-size="14pt" style:font-size-asian="14pt" style:font-size-complex="14pt"/>
    </style:style>
    <style:style style:name="T12" style:parent-style-name="Policepardéfaut" style:family="text">
      <style:text-properties style:font-weight-complex="bold" fo:font-size="14pt" style:font-size-asian="14pt" style:font-size-complex="14pt"/>
    </style:style>
    <style:style style:name="T13" style:parent-style-name="Policepardéfaut" style:family="text">
      <style:text-properties style:font-weight-complex="bold" fo:font-size="14pt" style:font-size-asian="14pt" style:font-size-complex="14pt"/>
    </style:style>
    <style:style style:name="T14" style:parent-style-name="Policepardéfaut" style:family="text">
      <style:text-properties fo:font-weight="bold" style:font-weight-asian="bold" fo:font-size="14pt" style:font-size-asian="14pt" style:font-size-complex="14pt"/>
    </style:style>
    <style:style style:name="T15" style:parent-style-name="Policepardéfaut" style:family="text">
      <style:text-properties fo:font-weight="bold" style:font-weight-asian="bold" fo:font-size="14pt" style:font-size-asian="14pt" style:font-size-complex="14pt"/>
    </style:style>
    <style:style style:name="T16" style:parent-style-name="Policepardéfaut" style:family="text">
      <style:text-properties style:font-weight-complex="bold" fo:font-size="14pt" style:font-size-asian="14pt" style:font-size-complex="14pt"/>
    </style:style>
    <style:style style:name="P17" style:parent-style-name="Standard" style:family="paragraph">
      <style:paragraph-properties fo:text-align="justify" fo:margin-right="0.3229in"/>
    </style:style>
    <style:style style:name="T18" style:parent-style-name="Policepardéfaut" style:family="text">
      <style:text-properties style:font-weight-complex="bold" fo:font-size="14pt" style:font-size-asian="14pt" style:font-size-complex="14pt"/>
    </style:style>
    <style:style style:name="T19" style:parent-style-name="Policepardéfaut" style:family="text">
      <style:text-properties fo:font-weight="bold" style:font-weight-asian="bold" fo:font-size="14pt" style:font-size-asian="14pt" style:font-size-complex="14pt"/>
    </style:style>
    <style:style style:name="T20" style:parent-style-name="Policepardéfaut" style:family="text">
      <style:text-properties style:font-weight-complex="bold" fo:font-size="14pt" style:font-size-asian="14pt" style:font-size-complex="14pt"/>
    </style:style>
    <style:style style:name="T21" style:parent-style-name="Policepardéfaut" style:family="text">
      <style:text-properties style:font-weight-complex="bold" fo:font-size="14pt" style:font-size-asian="14pt" style:font-size-complex="14pt"/>
    </style:style>
    <style:style style:name="T22" style:parent-style-name="Policepardéfaut" style:family="text">
      <style:text-properties style:font-weight-complex="bold" fo:font-size="14pt" style:font-size-asian="14pt" style:font-size-complex="14pt"/>
    </style:style>
    <style:style style:name="T23" style:parent-style-name="Policepardéfaut" style:family="text">
      <style:text-properties fo:font-weight="bold" style:font-weight-asian="bold" fo:font-size="14pt" style:font-size-asian="14pt" style:font-size-complex="14pt"/>
    </style:style>
    <style:style style:name="T24" style:parent-style-name="Policepardéfaut" style:family="text">
      <style:text-properties fo:font-weight="bold" style:font-weight-asian="bold" fo:font-size="14pt" style:font-size-asian="14pt" style:font-size-complex="14pt"/>
    </style:style>
    <style:style style:name="T25" style:parent-style-name="Policepardéfaut" style:family="text">
      <style:text-properties style:font-weight-complex="bold" fo:font-size="14pt" style:font-size-asian="14pt" style:font-size-complex="14pt"/>
    </style:style>
    <style:style style:name="T26" style:parent-style-name="Policepardéfaut" style:family="text">
      <style:text-properties style:font-weight-complex="bold" fo:font-size="14pt" style:font-size-asian="14pt" style:font-size-complex="14pt"/>
    </style:style>
    <style:style style:name="T27" style:parent-style-name="Policepardéfaut" style:family="text">
      <style:text-properties style:font-weight-complex="bold" fo:font-size="14pt" style:font-size-asian="14pt" style:font-size-complex="14pt"/>
    </style:style>
    <style:style style:name="P28" style:parent-style-name="Standard" style:family="paragraph">
      <style:paragraph-properties fo:text-align="justify" fo:margin-right="0.3229in"/>
    </style:style>
    <style:style style:name="T29" style:parent-style-name="Policepardéfaut" style:family="text">
      <style:text-properties style:font-weight-complex="bold" fo:font-size="14pt" style:font-size-asian="14pt" style:font-size-complex="14pt"/>
    </style:style>
    <style:style style:name="T30" style:parent-style-name="Policepardéfaut" style:family="text">
      <style:text-properties style:font-weight-complex="bold" fo:font-size="14pt" style:font-size-asian="14pt" style:font-size-complex="14pt"/>
    </style:style>
    <style:style style:name="T31" style:parent-style-name="Policepardéfaut" style:family="text">
      <style:text-properties style:font-weight-complex="bold" fo:font-size="14pt" style:font-size-asian="14pt" style:font-size-complex="14pt"/>
    </style:style>
    <style:style style:name="T32" style:parent-style-name="Policepardéfaut" style:family="text">
      <style:text-properties style:font-weight-complex="bold" fo:font-style="italic" style:font-style-asian="italic" fo:font-size="14pt" style:font-size-asian="14pt" style:font-size-complex="14pt"/>
    </style:style>
    <style:style style:name="T33" style:parent-style-name="Policepardéfaut" style:family="text">
      <style:text-properties style:font-weight-complex="bold" fo:font-size="14pt" style:font-size-asian="14pt" style:font-size-complex="14pt"/>
    </style:style>
    <style:style style:name="T34" style:parent-style-name="Policepardéfaut" style:family="text">
      <style:text-properties style:font-weight-complex="bold" fo:font-size="14pt" style:font-size-asian="14pt" style:font-size-complex="14pt"/>
    </style:style>
    <style:style style:name="T35" style:parent-style-name="Policepardéfaut" style:family="text">
      <style:text-properties style:font-weight-complex="bold" fo:font-size="14pt" style:font-size-asian="14pt" style:font-size-complex="14pt"/>
    </style:style>
    <style:style style:name="T36" style:parent-style-name="Policepardéfaut" style:family="text">
      <style:text-properties style:font-weight-complex="bold" fo:font-size="14pt" style:font-size-asian="14pt" style:font-size-complex="14pt"/>
    </style:style>
    <style:style style:name="T37" style:parent-style-name="Policepardéfaut" style:family="text">
      <style:text-properties style:font-weight-complex="bold" fo:font-size="14pt" style:font-size-asian="14pt" style:font-size-complex="14pt"/>
    </style:style>
    <style:style style:name="T38" style:parent-style-name="Policepardéfaut" style:family="text">
      <style:text-properties style:font-weight-complex="bold" fo:font-size="14pt" style:font-size-asian="14pt" style:font-size-complex="14pt"/>
    </style:style>
    <style:style style:name="T39" style:parent-style-name="Policepardéfaut" style:family="text">
      <style:text-properties fo:font-weight="bold" style:font-weight-asian="bold" fo:font-size="14pt" style:font-size-asian="14pt" style:font-size-complex="14pt"/>
    </style:style>
    <style:style style:name="T40" style:parent-style-name="Policepardéfaut" style:family="text">
      <style:text-properties style:font-weight-complex="bold" fo:font-size="14pt" style:font-size-asian="14pt" style:font-size-complex="14pt"/>
    </style:style>
    <style:style style:name="T41" style:parent-style-name="Policepardéfaut" style:family="text">
      <style:text-properties style:font-weight-complex="bold" fo:font-size="14pt" style:font-size-asian="14pt" style:font-size-complex="14pt"/>
    </style:style>
    <style:style style:name="T42" style:parent-style-name="Policepardéfaut" style:family="text">
      <style:text-properties fo:font-weight="bold" style:font-weight-asian="bold" fo:font-size="14pt" style:font-size-asian="14pt" style:font-size-complex="14pt"/>
    </style:style>
    <style:style style:name="T43" style:parent-style-name="Policepardéfaut" style:family="text">
      <style:text-properties fo:font-weight="bold" style:font-weight-asian="bold" fo:font-size="14pt" style:font-size-asian="14pt" style:font-size-complex="14pt"/>
    </style:style>
    <style:style style:name="T44" style:parent-style-name="Policepardéfaut" style:family="text">
      <style:text-properties style:font-weight-complex="bold" fo:font-size="14pt" style:font-size-asian="14pt" style:font-size-complex="14pt"/>
    </style:style>
    <style:style style:name="P45" style:parent-style-name="Standard" style:family="paragraph">
      <style:paragraph-properties fo:text-align="justify" fo:margin-right="0.3229in"/>
      <style:text-properties style:font-weight-complex="bold" fo:font-size="14pt" style:font-size-asian="14pt" style:font-size-complex="14pt"/>
    </style:style>
    <style:style style:name="P46" style:parent-style-name="Standard" style:family="paragraph">
      <style:paragraph-properties fo:text-align="justify" fo:margin-right="0.3229in"/>
    </style:style>
    <style:style style:name="T47" style:parent-style-name="Policepardéfaut" style:family="text">
      <style:text-properties style:font-weight-complex="bold" fo:font-size="14pt" style:font-size-asian="14pt" style:font-size-complex="14pt"/>
    </style:style>
    <style:style style:name="T48" style:parent-style-name="Policepardéfaut" style:family="text">
      <style:text-properties style:font-weight-complex="bold" fo:font-size="14pt" style:font-size-asian="14pt" style:font-size-complex="14pt"/>
    </style:style>
    <style:style style:name="T49" style:parent-style-name="Policepardéfaut" style:family="text">
      <style:text-properties style:font-weight-complex="bold" fo:font-size="14pt" style:font-size-asian="14pt" style:font-size-complex="14pt"/>
    </style:style>
    <style:style style:name="T50" style:parent-style-name="Policepardéfaut" style:family="text">
      <style:text-properties style:font-weight-complex="bold" fo:font-size="14pt" style:font-size-asian="14pt" style:font-size-complex="14pt"/>
    </style:style>
    <style:style style:name="T51" style:parent-style-name="Policepardéfaut" style:family="text">
      <style:text-properties style:font-weight-complex="bold" fo:font-size="14pt" style:font-size-asian="14pt" style:font-size-complex="14pt"/>
    </style:style>
    <style:style style:name="T52" style:parent-style-name="Policepardéfaut" style:family="text">
      <style:text-properties style:font-weight-complex="bold" fo:font-style="italic" style:font-style-asian="italic" fo:font-size="14pt" style:font-size-asian="14pt" style:font-size-complex="14pt"/>
    </style:style>
    <style:style style:name="T53" style:parent-style-name="Policepardéfaut" style:family="text">
      <style:text-properties style:font-weight-complex="bold" fo:font-size="14pt" style:font-size-asian="14pt" style:font-size-complex="14pt"/>
    </style:style>
    <style:style style:name="T54" style:parent-style-name="Policepardéfaut" style:family="text">
      <style:text-properties style:font-weight-complex="bold" fo:font-size="14pt" style:font-size-asian="14pt" style:font-size-complex="14pt"/>
    </style:style>
    <style:style style:name="P55" style:parent-style-name="Standard" style:family="paragraph">
      <style:paragraph-properties fo:text-align="justify" fo:margin-right="0.3229in"/>
    </style:style>
    <style:style style:name="T56" style:parent-style-name="Policepardéfaut" style:family="text">
      <style:text-properties style:font-weight-complex="bold" fo:font-size="14pt" style:font-size-asian="14pt" style:font-size-complex="14pt"/>
    </style:style>
    <style:style style:name="T57" style:parent-style-name="Policepardéfaut" style:family="text">
      <style:text-properties style:font-weight-complex="bold" fo:font-size="14pt" style:font-size-asian="14pt" style:font-size-complex="14pt"/>
    </style:style>
    <style:style style:name="T58" style:parent-style-name="Policepardéfaut" style:family="text">
      <style:text-properties style:font-weight-complex="bold" fo:font-size="14pt" style:font-size-asian="14pt" style:font-size-complex="14pt"/>
    </style:style>
    <style:style style:name="T59" style:parent-style-name="Policepardéfaut" style:family="text">
      <style:text-properties style:font-weight-complex="bold" fo:font-size="14pt" style:font-size-asian="14pt" style:font-size-complex="14pt"/>
    </style:style>
    <style:style style:name="T60" style:parent-style-name="Policepardéfaut" style:family="text">
      <style:text-properties style:font-weight-complex="bold" fo:font-size="14pt" style:font-size-asian="14pt" style:font-size-complex="14pt"/>
    </style:style>
    <style:style style:name="T61" style:parent-style-name="Policepardéfaut" style:family="text">
      <style:text-properties style:font-weight-complex="bold" fo:font-size="14pt" style:font-size-asian="14pt" style:font-size-complex="14pt"/>
    </style:style>
    <style:style style:name="T62" style:parent-style-name="Policepardéfaut" style:family="text">
      <style:text-properties style:font-weight-complex="bold" fo:font-size="14pt" style:font-size-asian="14pt" style:font-size-complex="14pt"/>
    </style:style>
    <style:style style:name="T63" style:parent-style-name="Policepardéfaut" style:family="text">
      <style:text-properties style:font-weight-complex="bold" fo:font-style="italic" style:font-style-asian="italic" fo:font-size="14pt" style:font-size-asian="14pt" style:font-size-complex="14pt"/>
    </style:style>
    <style:style style:name="T64" style:parent-style-name="Policepardéfaut" style:family="text">
      <style:text-properties style:font-weight-complex="bold" fo:font-size="14pt" style:font-size-asian="14pt" style:font-size-complex="14pt"/>
    </style:style>
    <style:style style:name="T65" style:parent-style-name="Policepardéfaut" style:family="text">
      <style:text-properties style:font-weight-complex="bold" fo:font-size="14pt" style:font-size-asian="14pt" style:font-size-complex="14pt"/>
    </style:style>
    <style:style style:name="T66" style:parent-style-name="Policepardéfaut" style:family="text">
      <style:text-properties style:font-weight-complex="bold" fo:font-size="14pt" style:font-size-asian="14pt" style:font-size-complex="14pt"/>
    </style:style>
    <style:style style:name="T67" style:parent-style-name="Policepardéfaut" style:family="text">
      <style:text-properties style:font-weight-complex="bold" fo:font-size="14pt" style:font-size-asian="14pt" style:font-size-complex="14pt"/>
    </style:style>
    <style:style style:name="T68" style:parent-style-name="Policepardéfaut" style:family="text">
      <style:text-properties style:font-weight-complex="bold" fo:font-size="14pt" style:font-size-asian="14pt" style:font-size-complex="14pt"/>
    </style:style>
    <style:style style:name="P69" style:parent-style-name="Standard" style:family="paragraph">
      <style:paragraph-properties fo:text-align="justify" fo:margin-right="0.3229in"/>
    </style:style>
    <style:style style:name="T70" style:parent-style-name="Policepardéfaut" style:family="text">
      <style:text-properties style:font-weight-complex="bold" fo:font-size="14pt" style:font-size-asian="14pt" style:font-size-complex="14pt"/>
    </style:style>
    <style:style style:name="T71" style:parent-style-name="Policepardéfaut" style:family="text">
      <style:text-properties style:font-weight-complex="bold" fo:font-size="14pt" style:font-size-asian="14pt" style:font-size-complex="14pt"/>
    </style:style>
    <style:style style:name="T72" style:parent-style-name="Policepardéfaut" style:family="text">
      <style:text-properties style:font-weight-complex="bold" fo:font-style="italic" style:font-style-asian="italic" style:font-style-complex="italic" fo:font-size="14pt" style:font-size-asian="14pt" style:font-size-complex="14pt"/>
    </style:style>
    <style:style style:name="T73" style:parent-style-name="Policepardéfaut" style:family="text">
      <style:text-properties style:font-weight-complex="bold" fo:font-size="14pt" style:font-size-asian="14pt" style:font-size-complex="14pt"/>
    </style:style>
    <style:style style:name="T74" style:parent-style-name="Policepardéfaut" style:family="text">
      <style:text-properties style:font-weight-complex="bold" fo:font-size="14pt" style:font-size-asian="14pt" style:font-size-complex="14pt"/>
    </style:style>
    <style:style style:name="P75" style:parent-style-name="Standard" style:family="paragraph">
      <style:paragraph-properties fo:text-align="justify" fo:margin-right="0.3229in"/>
    </style:style>
    <style:style style:name="P76" style:parent-style-name="Standard" style:family="paragraph">
      <style:paragraph-properties fo:text-align="justify" fo:margin-right="0.3229in"/>
    </style:style>
    <style:style style:name="P77" style:parent-style-name="Standard" style:family="paragraph">
      <style:paragraph-properties fo:text-align="justify" fo:margin-right="0.3229in"/>
      <style:text-properties fo:font-weight="bold" style:font-weight-asian="bold" style:font-weight-complex="bold" fo:font-size="14pt" style:font-size-asian="14pt" style:font-size-complex="14pt"/>
    </style:style>
    <style:style style:name="P78" style:parent-style-name="Standard" style:family="paragraph">
      <style:paragraph-properties fo:text-align="justify" fo:margin-right="0.3229in"/>
      <style:text-properties fo:font-size="14pt" style:font-size-asian="14pt" style:font-size-complex="14pt"/>
    </style:style>
    <style:style style:name="P79" style:parent-style-name="Standard" style:family="paragraph">
      <style:paragraph-properties fo:text-align="justify" fo:margin-right="0.3229in"/>
      <style:text-properties fo:font-size="14pt" style:font-size-asian="14pt" style:font-size-complex="14pt"/>
    </style:style>
    <style:style style:name="P80" style:parent-style-name="Standard" style:family="paragraph">
      <style:paragraph-properties fo:text-align="justify" fo:margin-right="0.3229in"/>
    </style:style>
    <style:style style:name="T81" style:parent-style-name="Policepardéfaut" style:family="text">
      <style:text-properties fo:font-size="14pt" style:font-size-asian="14pt" style:font-size-complex="14pt"/>
    </style:style>
    <style:style style:name="T82" style:parent-style-name="Policepardéfaut" style:family="text">
      <style:text-properties fo:font-size="14pt" style:font-size-asian="14pt" style:font-size-complex="14pt"/>
    </style:style>
    <style:style style:name="T83" style:parent-style-name="Policepardéfaut" style:family="text">
      <style:text-properties fo:font-size="14pt" style:font-size-asian="14pt" style:font-size-complex="14pt"/>
    </style:style>
    <style:style style:name="T84" style:parent-style-name="Policepardéfaut" style:family="text">
      <style:text-properties fo:font-style="italic" style:font-style-asian="italic" style:font-style-complex="italic" fo:font-size="14pt" style:font-size-asian="14pt" style:font-size-complex="14pt"/>
    </style:style>
    <style:style style:name="T85" style:parent-style-name="Policepardéfaut" style:family="text">
      <style:text-properties fo:font-size="14pt" style:font-size-asian="14pt" style:font-size-complex="14pt"/>
    </style:style>
    <style:style style:name="T86" style:parent-style-name="Policepardéfaut" style:family="text">
      <style:text-properties fo:font-size="14pt" style:font-size-asian="14pt" style:font-size-complex="14pt"/>
    </style:style>
    <style:style style:name="T87" style:parent-style-name="Policepardéfaut" style:family="text">
      <style:text-properties fo:font-size="14pt" style:font-size-asian="14pt" style:font-size-complex="14pt"/>
    </style:style>
    <style:style style:name="T88" style:parent-style-name="Policepardéfaut" style:family="text">
      <style:text-properties fo:font-size="14pt" style:font-size-asian="14pt" style:font-size-complex="14pt"/>
    </style:style>
    <style:style style:name="T89" style:parent-style-name="Policepardéfaut" style:family="text">
      <style:text-properties fo:font-style="italic" style:font-style-asian="italic" style:font-style-complex="italic" fo:font-size="14pt" style:font-size-asian="14pt" style:font-size-complex="14pt"/>
    </style:style>
    <style:style style:name="T90" style:parent-style-name="Policepardéfaut" style:family="text">
      <style:text-properties fo:font-size="14pt" style:font-size-asian="14pt" style:font-size-complex="14pt"/>
    </style:style>
    <style:style style:name="T91" style:parent-style-name="Policepardéfaut" style:family="text">
      <style:text-properties fo:font-style="italic" style:font-style-asian="italic" style:font-style-complex="italic" fo:font-size="14pt" style:font-size-asian="14pt" style:font-size-complex="14pt"/>
    </style:style>
    <style:style style:name="T92" style:parent-style-name="Policepardéfaut" style:family="text">
      <style:text-properties fo:font-size="14pt" style:font-size-asian="14pt" style:font-size-complex="14pt"/>
    </style:style>
    <style:style style:name="T93" style:parent-style-name="Policepardéfaut" style:family="text">
      <style:text-properties fo:font-size="14pt" style:font-size-asian="14pt" style:font-size-complex="14pt"/>
    </style:style>
    <style:style style:name="T94" style:parent-style-name="Policepardéfaut" style:family="text">
      <style:text-properties fo:font-size="14pt" style:font-size-asian="14pt" style:font-size-complex="14pt"/>
    </style:style>
    <style:style style:name="T95" style:parent-style-name="Policepardéfaut" style:family="text">
      <style:text-properties fo:font-size="14pt" style:font-size-asian="14pt" style:font-size-complex="14pt"/>
    </style:style>
    <style:style style:name="T96" style:parent-style-name="Policepardéfaut" style:family="text">
      <style:text-properties fo:font-size="14pt" style:font-size-asian="14pt" style:font-size-complex="14pt"/>
    </style:style>
    <style:style style:name="T97" style:parent-style-name="Policepardéfaut" style:family="text">
      <style:text-properties fo:font-size="14pt" style:font-size-asian="14pt" style:font-size-complex="14pt"/>
    </style:style>
    <style:style style:name="T98" style:parent-style-name="Policepardéfaut" style:family="text">
      <style:text-properties fo:font-size="14pt" style:font-size-asian="14pt" style:font-size-complex="14pt"/>
    </style:style>
    <style:style style:name="T99" style:parent-style-name="Policepardéfaut" style:family="text">
      <style:text-properties fo:font-size="14pt" style:font-size-asian="14pt" style:font-size-complex="14pt"/>
    </style:style>
    <style:style style:name="T100" style:parent-style-name="Policepardéfaut" style:family="text">
      <style:text-properties fo:font-size="14pt" style:font-size-asian="14pt" style:font-size-complex="14pt"/>
    </style:style>
    <style:style style:name="T101" style:parent-style-name="Policepardéfaut" style:family="text">
      <style:text-properties fo:font-style="italic" style:font-style-asian="italic" style:font-style-complex="italic" fo:font-size="14pt" style:font-size-asian="14pt" style:font-size-complex="14pt"/>
    </style:style>
    <style:style style:name="T102" style:parent-style-name="Policepardéfaut" style:family="text">
      <style:text-properties fo:font-size="14pt" style:font-size-asian="14pt" style:font-size-complex="14pt"/>
    </style:style>
    <style:style style:name="T103" style:parent-style-name="Policepardéfaut" style:family="text">
      <style:text-properties fo:font-size="14pt" style:font-size-asian="14pt" style:font-size-complex="14pt"/>
    </style:style>
    <style:style style:name="P104" style:parent-style-name="Standard" style:family="paragraph">
      <style:paragraph-properties fo:text-align="justify" fo:margin-right="0.3229in"/>
    </style:style>
    <style:style style:name="T105" style:parent-style-name="Policepardéfaut" style:family="text">
      <style:text-properties fo:font-size="14pt" style:font-size-asian="14pt" style:font-size-complex="14pt"/>
    </style:style>
    <style:style style:name="T106" style:parent-style-name="Policepardéfaut" style:family="text">
      <style:text-properties fo:font-size="14pt" style:font-size-asian="14pt" style:font-size-complex="14pt"/>
    </style:style>
    <style:style style:name="T107" style:parent-style-name="Policepardéfaut" style:family="text">
      <style:text-properties fo:font-style="italic" style:font-style-asian="italic" style:font-style-complex="italic" fo:font-size="14pt" style:font-size-asian="14pt" style:font-size-complex="14pt"/>
    </style:style>
    <style:style style:name="T108" style:parent-style-name="Policepardéfaut" style:family="text">
      <style:text-properties fo:font-size="14pt" style:font-size-asian="14pt" style:font-size-complex="14pt"/>
    </style:style>
    <style:style style:name="T109" style:parent-style-name="Policepardéfaut" style:family="text">
      <style:text-properties fo:font-size="14pt" style:font-size-asian="14pt" style:font-size-complex="14pt"/>
    </style:style>
    <style:style style:name="T110" style:parent-style-name="Policepardéfaut" style:family="text">
      <style:text-properties fo:font-style="italic" style:font-style-asian="italic" style:font-style-complex="italic" fo:font-size="14pt" style:font-size-asian="14pt" style:font-size-complex="14pt"/>
    </style:style>
    <style:style style:name="T111" style:parent-style-name="Policepardéfaut" style:family="text">
      <style:text-properties fo:font-size="14pt" style:font-size-asian="14pt" style:font-size-complex="14pt"/>
    </style:style>
    <style:style style:name="T112" style:parent-style-name="Policepardéfaut" style:family="text">
      <style:text-properties fo:font-size="14pt" style:font-size-asian="14pt" style:font-size-complex="14pt"/>
    </style:style>
    <style:style style:name="P113" style:parent-style-name="Standard" style:family="paragraph">
      <style:paragraph-properties fo:text-align="justify" fo:margin-right="0.3229in"/>
    </style:style>
    <style:style style:name="T114" style:parent-style-name="Policepardéfaut" style:family="text">
      <style:text-properties fo:font-size="14pt" style:font-size-asian="14pt" style:font-size-complex="14pt"/>
    </style:style>
    <style:style style:name="T115" style:parent-style-name="Policepardéfaut" style:family="text">
      <style:text-properties fo:font-size="14pt" style:font-size-asian="14pt" style:font-size-complex="14pt"/>
    </style:style>
    <style:style style:name="T116" style:parent-style-name="Policepardéfaut" style:family="text">
      <style:text-properties fo:font-size="14pt" style:font-size-asian="14pt" style:font-size-complex="14pt"/>
    </style:style>
    <style:style style:name="T117" style:parent-style-name="Policepardéfaut" style:family="text">
      <style:text-properties fo:font-size="14pt" style:font-size-asian="14pt" style:font-size-complex="14pt"/>
    </style:style>
    <style:style style:name="T118" style:parent-style-name="Policepardéfaut" style:family="text">
      <style:text-properties fo:font-size="14pt" style:font-size-asian="14pt" style:font-size-complex="14pt"/>
    </style:style>
    <style:style style:name="T119" style:parent-style-name="Policepardéfaut" style:family="text">
      <style:text-properties fo:font-size="14pt" style:font-size-asian="14pt" style:font-size-complex="14pt"/>
    </style:style>
    <style:style style:name="T120" style:parent-style-name="Policepardéfaut" style:family="text">
      <style:text-properties fo:font-size="14pt" style:font-size-asian="14pt" style:font-size-complex="14pt"/>
    </style:style>
    <style:style style:name="T121" style:parent-style-name="Policepardéfaut" style:family="text">
      <style:text-properties fo:font-size="14pt" style:font-size-asian="14pt" style:font-size-complex="14pt"/>
    </style:style>
    <style:style style:name="T122" style:parent-style-name="Policepardéfaut" style:family="text">
      <style:text-properties fo:font-size="14pt" style:font-size-asian="14pt" style:font-size-complex="14pt"/>
    </style:style>
    <style:style style:name="T123" style:parent-style-name="Policepardéfaut" style:family="text">
      <style:text-properties fo:font-size="14pt" style:font-size-asian="14pt" style:font-size-complex="14pt"/>
    </style:style>
    <style:style style:name="T124" style:parent-style-name="Policepardéfaut" style:family="text">
      <style:text-properties fo:font-style="italic" style:font-style-asian="italic" style:font-style-complex="italic" fo:font-size="14pt" style:font-size-asian="14pt" style:font-size-complex="14pt"/>
    </style:style>
    <style:style style:name="T125" style:parent-style-name="Policepardéfaut" style:family="text">
      <style:text-properties fo:font-size="14pt" style:font-size-asian="14pt" style:font-size-complex="14pt"/>
    </style:style>
    <style:style style:name="T126" style:parent-style-name="Policepardéfaut" style:family="text">
      <style:text-properties fo:font-style="italic" style:font-style-asian="italic" style:font-style-complex="italic" fo:font-size="14pt" style:font-size-asian="14pt" style:font-size-complex="14pt"/>
    </style:style>
    <style:style style:name="T127" style:parent-style-name="Policepardéfaut" style:family="text">
      <style:text-properties fo:font-size="14pt" style:font-size-asian="14pt" style:font-size-complex="14pt"/>
    </style:style>
    <style:style style:name="T128" style:parent-style-name="Policepardéfaut" style:family="text">
      <style:text-properties fo:font-size="14pt" style:font-size-asian="14pt" style:font-size-complex="14pt"/>
    </style:style>
    <style:style style:name="T129" style:parent-style-name="Policepardéfaut" style:family="text">
      <style:text-properties fo:font-size="14pt" style:font-size-asian="14pt" style:font-size-complex="14pt"/>
    </style:style>
    <style:style style:name="T130" style:parent-style-name="Policepardéfaut" style:family="text">
      <style:text-properties fo:font-size="14pt" style:font-size-asian="14pt" style:font-size-complex="14pt"/>
    </style:style>
    <style:style style:name="T131" style:parent-style-name="Policepardéfaut" style:family="text">
      <style:text-properties fo:font-style="italic" style:font-style-asian="italic" style:font-style-complex="italic" fo:font-size="14pt" style:font-size-asian="14pt" style:font-size-complex="14pt"/>
    </style:style>
    <style:style style:name="T132" style:parent-style-name="Policepardéfaut" style:family="text">
      <style:text-properties fo:font-size="14pt" style:font-size-asian="14pt" style:font-size-complex="14pt"/>
    </style:style>
    <style:style style:name="T133" style:parent-style-name="Policepardéfaut" style:family="text">
      <style:text-properties fo:font-size="14pt" style:font-size-asian="14pt" style:font-size-complex="14pt"/>
    </style:style>
    <style:style style:name="P134" style:parent-style-name="Standard" style:family="paragraph">
      <style:paragraph-properties fo:text-align="justify" fo:margin-right="0.3229in"/>
      <style:text-properties fo:font-size="14pt" style:font-size-asian="14pt" style:font-size-complex="14pt"/>
    </style:style>
    <style:style style:name="P135" style:parent-style-name="Standard" style:family="paragraph">
      <style:paragraph-properties fo:text-align="justify" fo:margin-right="0.3229in"/>
    </style:style>
    <style:style style:name="T136" style:parent-style-name="Policepardéfaut" style:family="text">
      <style:text-properties fo:font-size="14pt" style:font-size-asian="14pt" style:font-size-complex="14pt"/>
    </style:style>
    <style:style style:name="T137" style:parent-style-name="Policepardéfaut" style:family="text">
      <style:text-properties fo:font-size="14pt" style:font-size-asian="14pt" style:font-size-complex="14pt"/>
    </style:style>
    <style:style style:name="T138" style:parent-style-name="Policepardéfaut" style:family="text">
      <style:text-properties fo:font-size="14pt" style:font-size-asian="14pt" style:font-size-complex="14pt"/>
    </style:style>
    <style:style style:name="T139" style:parent-style-name="Policepardéfaut" style:family="text">
      <style:text-properties fo:font-style="italic" style:font-style-asian="italic" style:font-style-complex="italic" fo:font-size="14pt" style:font-size-asian="14pt" style:font-size-complex="14pt"/>
    </style:style>
    <style:style style:name="T140" style:parent-style-name="Policepardéfaut" style:family="text">
      <style:text-properties fo:font-size="14pt" style:font-size-asian="14pt" style:font-size-complex="14pt"/>
    </style:style>
    <style:style style:name="T141" style:parent-style-name="Policepardéfaut" style:family="text">
      <style:text-properties fo:font-size="14pt" style:font-size-asian="14pt" style:font-size-complex="14pt"/>
    </style:style>
    <style:style style:name="T142" style:parent-style-name="Policepardéfaut" style:family="text">
      <style:text-properties fo:font-size="14pt" style:font-size-asian="14pt" style:font-size-complex="14pt"/>
    </style:style>
    <style:style style:name="T143" style:parent-style-name="Policepardéfaut" style:family="text">
      <style:text-properties fo:font-size="14pt" style:font-size-asian="14pt" style:font-size-complex="14pt"/>
    </style:style>
    <style:style style:name="P144" style:parent-style-name="Standard" style:family="paragraph">
      <style:paragraph-properties fo:text-align="justify" fo:margin-right="0.3229in"/>
    </style:style>
  </office:automatic-styles>
  <office:body>
    <office:text text:use-soft-page-breaks="true">
      <text:p text:style-name="P1"/>
      <text:p text:style-name="P2">Culture générale</text:p>
      <text:p text:style-name="P3">Jean-Paul Jouary</text:p>
      <text:p text:style-name="P4"/>
      <text:p text:style-name="P5"/>
      <text:p text:style-name="P6">1 – Difficile citoyenneté</text:p>
      <text:p text:style-name="P7"/>
      <text:p text:style-name="P8">La vie quotidienne nous enferme dans les vêtements trop étroits de l’espace et du temps vécus. Tout y revêt l’apparence de l’universalité et de l’éternité au point que<text:s/>toute vie autre nous semble étrange, dérisoire ou inaccessible. Pourtant les mots que nous employons pour en parler viennent d’ailleurs et d’autres temps, ils témoignent d’autres façons de vivre et leur signification le plus souvent <text:s/>s’avère sans rapport avec celle que nous leur donnons aujourd’hui. Il faut donc les retravailler, moins pour éclairer notre langue, que pour éclairer la réalité elle-même. Depuis la prime enfance, nos façons de penser se forment à l’intérieur de la langue à laquelle nous accédons, si bien que celle-ci nous apparaît toujours comme allant de soi. Qu’on en saisisse la genèse grâce aux historiens, qu’on la subvertisse comme s’y exercent les poètes, qu’on la réfléchisse avec les philosophes, et voilà les réponses ordinaires qui se métamorphosent en questions, le monde qui perd son évidence, de nouvelles façons d’agir qui deviennent concevables, et avec elles devient possible une pluralité d’avenirs différents. Qu’entend-on par « démocratie », par « politique », par « loi », par « justice », par « liberté » ? Et tout d’abord, qu’entend-on par « citoyenneté » ?</text:p>
      <text:p text:style-name="P9"><text:span text:style-name="T10">Longtemps nos ancêtres n’ont guère eu besoin de ces mots. Dans la plupart des civilisations anciennes toutes les décisions se prenaient avec la participation de tous et parfois au</text:span><text:span text:style-name="T11">ssi de toutes, un ou quelques « sages » pouvaient conseiller ou coordonner, l’appartenance à part entière au collectif allait de soi pour chacun à partir d’un certain âge. L’idée d’une soumission du collectif à un maître ou une petite caste de maîtres deme</text:span><text:span text:style-name="T12">urait insoupçonnable, et avec elle tous les mots qui en témoigneront plus tard, jusqu’à nous. Avec l’esclavage il fallut désigner ceux qui n’en relevaient pas. On en vint à croire qu’il suffisait de ne pas être esclave pour être « libre ». Puis on en vint<text:s/></text:span><text:span text:style-name="T13">à penser qu’il suffisait de ne pas être exclu des affaires de la Cité pour être « citoyen ».<text:s/></text:span><text:span text:style-name="T14">Plus tard surgit la croyance que cette citoyenneté consistait à obéir aux lois existantes, à voter pour se donner des chefs, à payer ses impôts et participer aux g</text:span><text:span text:style-name="T15">uerres</text:span><text:span text:style-name="T16">. Etre « citoyen » a fini par paraître une chose simple et commode, dans la tête de chaque être comme dans la bouche de chaque maître. Mais à la croire si simple on en a vidé la substance, quitte à déplorer ensuite quelque déclin de la citoyenneté.</text:span></text:p>
      <text:p text:style-name="P17"><text:span text:style-name="T18">On sait pourtant depuis Platon il y a vingt-cinq siècles que<text:s/></text:span><text:span text:style-name="T19">la citoyenneté est une chose à la fois complexe et fort difficile.</text:span><text:span text:style-name="T20"><text:s/>Pour aller vite, chacun de nous est condamné à articuler deux niveaux distincts de sa propre vie. En tant qu’individu, j’ai des<text:s/></text:span><text:span text:style-name="T21">désirs, des besoins, des intérêts personnels. J’agis pour les préserver, les conserver, <text:s/>les développer. Nul ne peut en faire abstraction. C’est une inclination spontanée qui tend à ramener à moi et mes proches tout ce que le monde me présente. En même tem</text:span><text:span text:style-name="T22">ps, je n’ai pu devenir pleinement humain et je ne puis vivre que dans une société dans laquelle d’autres que moi vivent aussi et ont leurs propres inclinations individuelles. Que ce soit dans une tribu aux faibles effectifs ou dans une vaste nation,<text:s/></text:span><text:span text:style-name="T23">nous n</text:span><text:span text:style-name="T24">e pouvons subsister ensemble qu’en partageant les tâches nécessaires à la satisfaction de nos besoins, et selon des règles d’échange et de réciprocité sans lesquelles aucune existence et aucune coexistence ne sont possibles</text:span><text:span text:style-name="T25">. Les choses personnelles ne sont</text:span><text:span text:style-name="T26"><text:s/>accessibles qu’à l’intérieur d’un ensemble de choses communes, si bien que malgré toutes les inclinations qui me poussent à tout ramener à moi, et malgré toutes les actions qui peuvent ici où là briser la logique de ces choses communes, celles-ci demeuren</text:span><text:span text:style-name="T27">t la condition absolue de ma vie personnelle. Le pire voleur et le pire assassin exigent de bénéficier des choses communes dont ils violent la cohérence, que ce soit pour conserver leurs biens ou devant le tribunal qui les juge.</text:span></text:p>
      <text:p text:style-name="P28"><text:span text:style-name="T29">Quelles que soient mes conv</text:span><text:span text:style-name="T30">ictions ou ma position sociale, je suis donc condamné à penser et agir, toujours, à deux niveaux en même temps. En tant qu’individu je cherche toujours à atteindre ce que j’estime être bon pour moi. Nul n’a besoin de me l’ordonner, cela n’a rien d’un devoi</text:span><text:span text:style-name="T31">r. En tant que membre d’une Cité, je<text:s/></text:span><text:span text:style-name="T32">dois</text:span><text:span text:style-name="T33"><text:s/>me demander non plus ce qui est bon pour moi, mais ce qui est bon pour nous (donc pour moi, mais si indirectement que cela demeure le plus souvent abstrait, voire désagréable). C’est là ce qui rend la citoyenneté d</text:span><text:span text:style-name="T34">ifficile. Il me faut alors dépasser ma subjectivité personnelle, mettre entre parenthèses mes intérêts et désirs individuels, <text:s/>raisonner comme si je n’étais pas moi mais un « nous » dont je ne fais partie qu’intellectuellement, par cet effort immense. Jean</text:span><text:span text:style-name="T35">-Jacques Rousseau invitait à raisonner « dans le silence de ses passions ». Mais jusqu’où est-ce à ma portée ? N’est-ce pas ce conflit que chacun vit lorsqu’il a la possibilité de tricher sur ses impôts, ne pas payer dans les services publics, profiter d’u</text:span><text:span text:style-name="T36">ne erreur du commerçant distrait, contourner les règles, acquérir un petit privilège ? Etre « citoyen » consiste pourtant à se poser ce genre de question au moment de s’engager dans une pratique sociale, au moment de voter, au moment de s’exprimer. On le v</text:span><text:span text:style-name="T37">erra plus loin, ne pas opérer cette distinction claire est à l’origine de la plupart des contre sens et des tournures en dérision de philosophes comme Platon ou Rousseau, traités parfois de « totalitaires » parce qu’ils ont chacun en son temps tenté de pen</text:span><text:span text:style-name="T38">ser une représentation de la citoyenneté dégagée de tous les obstacles des intérêts personnels.<text:s/></text:span><text:span text:style-name="T39">Etre pleinement « citoyen »<text:s/></text:span><text:span text:style-name="T40">n’est pas se soumettre à une totalité sociale oppressive, ce n’est pas renoncer à la satisfaction de ses inclinations personnelles n</text:span><text:span text:style-name="T41">i à rien de ce que l’on appelle de façon vague sa « liberté ».<text:s/></text:span><text:span text:style-name="T42">C’est tout simplement, au contraire, opérer une claire distinction entre ce qui en relève et à quoi je ne puis de toute façon renoncer, et ce qui relève du socle essentiel, nécessaire, de toute</text:span><text:span text:style-name="T43"><text:s/>existence collective humaine, et que je ne puis contredire sans me contredire moi-même</text:span><text:span text:style-name="T44">. C’est en quoi être « citoyen » est une chose à la fois vitale et extrêmement difficile.</text:span></text:p>
      <text:p text:style-name="P45">Allons plus loin : être « citoyen » ne saurait se réduire à l’acceptation pure<text:s/>et simple de cet intérêt commun. Cette acceptation, la soumission passive à ce qui est considéré comme intérêt commun à un moment donné, suppose que celui-ci est connu et permanent. Au nom de quoi ? Qui juge ainsi ? Peut-on déclarer commun un intérêt sans<text:s/>que moi-même participe à sa définition et sa discussion ? En se soumettant à ce qui est déclaré utile à tous, ne prend-on pas le risque de participer à des décisions nuisibles pour son peuple ? Pire : si la citoyenneté consiste par exemple à voter pour élire une ou plusieurs personnes qui pendant une période donnée exerceront le pouvoir, alors elle cesse aussitôt le vote achevé puisqu’après cet acte la Cité dépendra des décisions de l’élu. Le plus souvent, dans les pays qui ont la chance ou le mérite d’avoir acquis ce droit, la citoyenneté est ainsi conçue comme un transfert de souveraineté donc comme l’abolition de la citoyenneté elle-même. Paradoxalement, c’est souvent sous des régimes totalitaires ou autoritaires, et <text:s/>face à des périls ou des injustices extrêmes, que l’on voit les citoyens se lever, décider, prendre tous les risques, exiger qu’on leur rende le pouvoir. Tout aussi paradoxalement, c’est souvent aussi après qu’ils ont obtenu satisfaction que les citoyens se glorifient de s’être trouvé de nouveaux maîtres à qui confier leur sort. Si la citoyenneté est si difficile, c’est ainsi parce qu’elle exige de chacun un refus tenace de déléguer son avenir à d’autres, donc une réflexion, des discussions, des actions individuelles et collectives pour contribuer à en dessiner les contours.</text:p>
      <text:p text:style-name="P46"><text:span text:style-name="T47">Dépasser ses inclinations personnelles, dépasser sa paresse naturelle, voilà deux obstacles considérables à la pleine citoyenneté qu’au XVIIIe siècle Emmanuel Kant avait déjà clairement cernés. Mais il est un troisième obst</text:span><text:span text:style-name="T48">acle au moins aussi redoutable. Il concerne le temps. Non pas le temps abstrait qui sert à mesurer la durée des événements sur Terre, mais le temps de la réalité elle-même, celui qui ne fait qu’un avec l’espace et la matière, dans leur mouvement irréversib</text:span><text:span text:style-name="T49">le de transformation perpétuelle. D’un côté on peut dire que le passé est ce qui n’existe plus, que le futur est ce qui n’existe pas encore, et que le présent n’est qu’un point sans durée, le point où le futur devient du passé. Seul existe donc le flux, le</text:span><text:span text:style-name="T50"><text:s/>mouvement au sein duquel tout est toujours présent, présent du passé en tant qu’il en conserve la trace, présent du futur en tant qu’il en porte la possibilité, présent du présent du vécu. Augustin d’Epone a écrit des choses très profondes à ce sujet dans</text:span><text:span text:style-name="T51"><text:s/>ses<text:s/></text:span><text:span text:style-name="T52">Confessions</text:span><text:span text:style-name="T53">. D’un autre côté, on peut dire que le passé existe, en tant que tout ce qui est présent en acte en porte l’empreinte vivante. Tout ce que nous voyons autour de nous est ainsi du passé matérialisé : ces maisons, ces vêtements, ces mots, ces</text:span><text:span text:style-name="T54"><text:s/>arbres, l’Univers. Et moi ?</text:span></text:p>
      <text:p text:style-name="P55"><text:span text:style-name="T56">Moi ? Mais qu’entendre par ce mot si familier ? Ni mes mains ni mes pieds puisque sans eux je resterais moi. Toutes mes représentations, alors, mes idées, ma sensibilité, mes façons de penser, mes goûts, mes opinions, mon psych</text:span><text:span text:style-name="T57">isme en général, ce qui accompagne tous mes actes. Tout ce que je vis comme étant « moi » est ce par quoi ma citoyenneté peut se manifester, et j’ai le sentiment fort, la conviction intime, que les choix qui en découlent relèvent de mes décisions. J’ai la<text:s/></text:span><text:span text:style-name="T58">tête pleine de futurs, de projets et d’intentions, de désirs et d’aspirations. Mon futur occupe l’essentiel de mon présent. Pourtant, si je cherche au fond de moi, je ne trouve absolument rien qui vienne de moi. Tout a été acquis, appris, mémorisé consciem</text:span><text:span text:style-name="T59">ment ou non, formé depuis la petite enfance à partir de ce qui existait autour de moi. Ma langue, mes goûts, mes façons d’aimer et de penser, mes croyances diverses et mes opinions, tout ce qui est en moi, tout ce que j’appelle « moi », vient du passé et d</text:span><text:span text:style-name="T60">e ce qui n’était pas moi. Si bien que chez moi le passé est chez lui, et lorsque j’analyse, cherche, invente, me situe, vote, prend parti, je le fais avec des outils mentaux façonnés par mon passé. Cela ne signifie pas bien sûr que je sois une machine inca</text:span><text:span text:style-name="T61">pable de provoquer des événements, des choses qu’on ne peut réduire à l’état antérieur, que je sois incapable de créer, de contribuer à l’émergence de nouveautés. Sartre n’a pas rêvé, qui évoquait ce que nous faisons de ce qu’on a fait de nous, et qui cont</text:span><text:span text:style-name="T62">ient toujours nécessairement une part non déterminée que l’on appelle des<text:s/></text:span><text:span text:style-name="T63">actes</text:span><text:span text:style-name="T64"><text:s/>c’est-à-dire des manifestations de liberté. Cependant, entre ces futurs dont je suis porteur et le passé qui m’a construit, le combat demeure le plus souvent inégal : le passé<text:s/></text:span><text:span text:style-name="T65">me guide spontanément, à mon insu, en se déguisant en libre-arbitre ; le passé existe pour toujours et toujours ; tandis qu’aucun futur n’existera sans que je le fasse exister, et que d’autres le fassent exister avec moi. C’est ainsi que les citoyens ont t</text:span><text:span text:style-name="T66">oujours nécessairement tendance à poser les questions d’avenir avec les termes et les éléments du passé, donc tendance à reconduire la logique présente. C'est cette sorte de prison, dont on ne peut s'évader que difficilement, qui fait qu'il ne suffit pas d</text:span><text:span text:style-name="T67">'être en démocratie pour que le peuple agisse dans le sens de son épanouissement. Ce combat inégal qui oppose en moi le passé et les futurs possibles ajoute encore à la difficulté d'être pleinement citoyen. La citoyenneté suppose en effet que l'on s'arrach</text:span><text:span text:style-name="T68">e à soi-même pour contribuer par l'action et la pensée à l'émergence de nouveautés sociales.</text:span></text:p>
      <text:p text:style-name="P69"><text:span text:style-name="T70">On le voit, tout conspire à rendre problématique l'exercice authentique de la citoyenneté, et l'ignorer ne peut que répandre des illusions qui la rendent désespéra</text:span><text:span text:style-name="T71">nte ou impossible. Or, sans cette citoyenneté active, c'est tout ce que l'on appelle la<text:s/></text:span><text:span text:style-name="T72">politique</text:span><text:span text:style-name="T73"><text:s/>qui perd son sens émancipateur. C'est tout particulièrement le cas dans les sociétés organisées autour des principes que l'on regroupe sous le nom de « démocr</text:span><text:span text:style-name="T74">atie ». Contrairement aux apparences et aux préjugés, rien n'est plus difficile qu'être citoyen en démocratie</text:span></text:p>
      <text:p text:style-name="P75"/>
      <text:p text:style-name="P76"/>
      <text:p text:style-name="P77">2 – Difficile démocratie</text:p>
      <text:p text:style-name="P78">Quoi de plus facile que la démocratie ? Tous les citoyens y sont libres de penser et dire ce qu'ils veulent, ils ont<text:s/>des droits égaux et des formes institutionnelles qui les protègent de l'arbitraire, ils élisent eux-mêmes ceux qui les gouvernent ou les dirigent. On comprend le succès historique de ce système, jalousement défendu par les peuples qui en bénéficient, le plus souvent revendiqué par ceux qui en <text:s/>sont privés, renaissant de ses cendres lorsqu'il est abattu durant des périodes dictatoriales. Bien sûr, il faudra s'interroger plus loin sur ce que l'on peut entendre par « démocratie », car il en a existé et il en existe une grande diversité de formes et de définitions, qui se contredisent même parfois entre elles. Restons-en pour l'instant à cette poignée de principes qui président ordinairement à la classification des régimes existants dans la catégorie « démocratie ». Même à ce niveau de généralité abstraite, ce que l'on appelle « démocratie » apparaît chargé de paradoxes.</text:p>
      <text:p text:style-name="P79">D'un côté, l'idée de démocratie est si largement plébiscitée que même les dictateurs s'efforcent de montrer qu'en réalité leurs régimes sont réellement démocratiques, face à leurs peuples parfois prêts à se sacrifier pour conquérir ce système dont ils sont privés. De même, dans les pays <text:s text:c="112"/><text:s text:c="219"/>dits « démocratiques », les forces qui agissent pour établir des régimes autoritaires ne le font plus qu'au nom de la démocratie, et dénoncent les discriminations antidémocratiques dont ils se prétendent victimes. Jamais l'idée de démocratie n'a présenté une aussi insolente santé <text:s/>de par le monde.</text:p>
      <text:p text:style-name="P80"><text:span text:style-name="T81">D'un autre côté, dans les pays qui cultivent depuis longtemps l'idée de démocratie, un ensemble de phénomènes se répandent depuis des décennies. On y voit les citoyens bouder les urnes, un nombre croissant de votes qui traduisent une aspiration à ce<text:s/></text:span><text:span text:style-name="T82">que bien des problèmes soient réglés par des moyens expéditifs peu compatibles avec les principes fondamentaux de ce système. De même, dans ce climat, de très nombreux pays « démocratiques » ont très fortement réduit le champ des libertés sous des prétexte</text:span><text:span text:style-name="T83">s divers (le terrorisme, les migrations et même la montée du chômage, censée justifier le démantèlement de nombreux droits sociaux). Aujourd'hui, Marcel Gauchet tempérerait peut-être son affirmation de 2007, dans<text:s/></text:span><text:span text:style-name="T84">Crise dans la démocratie</text:span><text:span text:style-name="T85">, selon laquelle la</text:span><text:span text:style-name="T86"><text:s/>démocratie n'a plus de vrais ennemis. De fait, elle en a aujourd'hui à visage découvert parmi certains fanatiques, mais aussi parmi ceux qui les combattent, certains considérant que ce combat nécessite que l'on ne soit démocrate qu'avec sobriété, et dénon</text:span><text:span text:style-name="T87">çant comme angélisme naïf et pernicieux le fait de prétendre que ce n'est qu'avec la démocratie que l'on peut défendre la démocratie. Lorsque l'idée de réduire les libertés devient populaire et lorsque les citoyens s'abstiennent, on peut parler d'une crise</text:span><text:span text:style-name="T88"><text:s/></text:span><text:span text:style-name="T89">dans</text:span><text:span text:style-name="T90"><text:s/>la démocratie, ce qui ne signifie pas qu'il y ait crise<text:s/></text:span><text:span text:style-name="T91">de</text:span><text:span text:style-name="T92"><text:s/>la démocratie elle-même. Ce qui n'est nullement en crise, c'est l'attachement à la liberté personnelle. Les droits individuels, les libertés privées, la possibilité pour chacun de s'exprimer,</text:span><text:span text:style-name="T93"><text:s/>de voter, de croire, sont devenus des biens jalousement défendus là où ils sont garantis, et des aspirations largement ressenties partout ailleurs. C'est cet aspect essentiel de ce qu'on appelle la démocratie que l'on voit s'épanouir historiquement au poi</text:span><text:span text:style-name="T94">nt d'apparaître comme une force invincible, capable de triompher de toutes les régressions et obstacles divers. Mais cette dimension, aussi importante qu'elle soit, n'est qu'une dimension de la démocratie, dont l'étymologie vient rappeler qu'il s'agit d'un</text:span><text:span text:style-name="T95">e organisation de la société censée assurer l'auto-gouvernement du peuple. Il ne s'agit plus là d'une coexistence de toutes les libertés individuelles, mais d'une autonomie collective. Or, si pendant quelques décennies le seul fait de bénéficier du droit d</text:span><text:span text:style-name="T96">e vote a pu suffire à nourrir le sentiment de vivre en démocratie, il est évident que ce sentiment a décliné et continue de décliner. Les démocraties les plus anciennes voient ainsi proliférer l'abstention électorale, la défiance vis-à-vis des instances po</text:span><text:span text:style-name="T97">litiques, le sentiment d'impuissance des citoyens, la tournure en dérision des gouvernants. Le délai ne cesse de se réduire dans de nombreux pays (dont la France) entre la joie d'avoir élu un chef de l'exécutif et un Parlement, et la désillusion comme le m</text:span><text:span text:style-name="T98">écontentement. Le vote est de plus en plus vécu comme inefficace, vain, véritable dispositif de dépossession d'une souveraineté finalement déléguée sans espoir de retour à soi. Du coup, ce sont les libertés personnelles elles-mêmes qui peu à peu sont vécue</text:span><text:span text:style-name="T99">s comme peu consistantes, car être libre de s'exprimer et de voter finit par être peu de chose si le pouvoir de décider du destin collectif échappe toujours aux intéressés. Ce qui est vécu comme une crise de la politique et même de la démocratie dans certa</text:span><text:span text:style-name="T100">ins cas est donc en réalité une crise<text:s/></text:span><text:span text:style-name="T101">dans</text:span><text:span text:style-name="T102"><text:s/>la « démocratie » telle qu'elle est organisée aujourd'hui. Ou encore, c'est un déficit de démocratie politique qui de toute évidence fait aujourd'hui problème. On dira que cette insatisfaction annonce peut-être l'</text:span><text:span text:style-name="T103">exigence d'une avancée de la démocratie. On pourra dire aussi que cela discrédite aux yeux des citoyens la démocratie elle-même, puisqu'ils ne font l'expérience que de ses formes existantes, qui passent pour les seules possibles.</text:span></text:p>
      <text:p text:style-name="P104"><text:span text:style-name="T105">Il faut dire que les démoc</text:span><text:span text:style-name="T106">raties occidentales ne se sont pas d'abord construites et théorisées autour de l'exigence de liberté, mais autour de celle de sécurité. Dans<text:s/></text:span><text:span text:style-name="T107">La crise de la culture</text:span><text:span text:style-name="T108">, Hannah Arendt remarquait que tel fut le cas chez Hobbes, Locke et même Montesquieu qui, dan</text:span><text:span text:style-name="T109">s<text:s/></text:span><text:span text:style-name="T110">L'esprit des lois</text:span><text:span text:style-name="T111"><text:s/>affirmait que « la liberté politique consiste dans la sûreté ». Et de citer le Roi d'Angleterre Charles Ier déclarant sur l'échafaud, comme un ultime testament politique, que la liberté du peuple réside dans la conservation de ses<text:s/></text:span><text:span text:style-name="T112">biens, et non dans sa participation au gouvernement.</text:span></text:p>
      <text:p text:style-name="P113"><text:span text:style-name="T114">De tout ce qui précède, il découle qu'on aurait tort de se rassurer en proclamant que nous avons la chance de vivre en démocratie et qu'elle est un barrage définitif aux tentations totalitaires qui se ma</text:span><text:span text:style-name="T115">nifestent ici et là. L'histoire a montré qu'en certaines circonstances un peuple peut « librement » décider d'en finir avec ses libertés fondamentales. Le XXe siècle l'a dramatiquement illustré. Une fois l'étonnement passé devant un tel paradoxe, il faut b</text:span><text:span text:style-name="T116">ien s'efforcer de comprendre. Sans doute a-t-on trop tendance à définir étroitement la démocratie par la seule liberté de voter. Cette liberté de voter repose elle-même sur la façon qu'ont les opinions individuelles et collectives de se construire au sein<text:s/></text:span><text:span text:style-name="T117">des débats entre citoyens, face aux citoyens, entre écrits publiés et paroles échangées. Le principe même de la démocratie étant le gouvernement par l'opinion majoritaire, ce système politique suppose que l'on admette le renoncement à toute Vérité qui soit</text:span><text:span text:style-name="T118"><text:s/>placée au-dessus de cette règle de l'opinion majoritaire. C'est même ce qui fonde la responsabilité de chaque citoyen : de lui dépend ce qui sera considéré comme la « vérité », provisoire mais décisive. Et cette liberté est tout sauf confortable puisqu'el</text:span><text:span text:style-name="T119">le suppose réflexion, recherche, débat. L'absence de cette liberté avait jadis son versant confortable : la caste, le sang, Dieu, étaient censés porter une Vérité transcendant toutes les idées et toutes les aspirations humaines, comme le socle définitif de</text:span><text:span text:style-name="T120"><text:s/>toutes les constructions passagères. Le « droit divin » ou le « droit naturel » étaient invoqués pour justifier l'ordre social de façon absolue, indiscutable, et dont il était donc interdit de discuter. C'est d'ailleurs bien ce que prétendent rétablir les</text:span><text:span text:style-name="T121"><text:s/>« experts » en politique et en économie, rejetant comme bassement populaires toutes les résistances aux décisions prises au sommet de l'Etat. On parle même de « science politique », oubliant de rappeler qu'en physique on ne vote pas et que l'on peut avoir</text:span><text:span text:style-name="T122"><text:s/>raison contre 99 % des humains, ce qui, appliqué à la société, en dit long sur ce que ces « experts » et autres gouvernants pensent de la démocratie. Car c'est bien avec cette idéologie de La Vérité que la démocratie ambitionne de rompre. Comme l'a magnif</text:span><text:span text:style-name="T123">iquement résumé Claude Lefort dans ses<text:s/></text:span><text:span text:style-name="T124">Essais sur le politique,<text:s/></text:span><text:span text:style-name="T125">« la démocratie s'institue et se maintient dans la</text:span><text:span text:style-name="T126"><text:s/>dissolution des repères de la certitude </text:span><text:span text:style-name="T127">». Tout juste des groupes de citoyens s'efforcent-ils par un travail idéologique de construire des ce</text:span><text:span text:style-name="T128">rtitudes partielles et provisoires pour guider leurs pratiques sociales, sans que jamais ces représentations suffisent à fonder de légitimité irrécusable. La démocratie, jamais achevée, n'est donc jamais facile ni reposante. Elle sollicite encore et toujou</text:span><text:span text:style-name="T129">rs un effort citoyen pour produire des réponses toujours remises en questions. Parler de « vérité » hors de ce foisonnement fécond mais toujours relatif, c'est renoncer de fait au principe même de la démocratie, comme Maurice Merleau-Ponty l'a résumé dans<text:s/></text:span><text:span text:style-name="T130">son<text:s/></text:span><text:span text:style-name="T131">Éloge de la philosophie </text:span><text:span text:style-name="T132">: « notre rapport au vrai passe par les autres. Ou bien nous allons au vrai avec eux, ou bien ce n'est pas au vrai que nous allons ». Autrement, comme l'a démontré Hannah Arendt, il faut avouer publiquement sa prétention à domin</text:span><text:span text:style-name="T133">er, ce que devraient admettre les « experts » qui pullulent au sommet de l’État et des médias.</text:span></text:p>
      <text:p text:style-name="P134">Seulement, si ce renoncement à la vérité certaine est indissociable de toute démocratie au sens propre, s'il est sa force, il est aussi sa faiblesse. Privé d'une<text:s/>telle croyance et d'un tel dogme, ce système politique se donne comme éminemment contestable, discutable, incertain, ce qui bien sûr donne au citoyen toute sa dignité, mais l'angoisse aussi et l'exaspère pour peu que la situation change et que les temps deviennent menaçants. Dès lors que la guerre est une possibilité, que la crise économique et sociale creuse les inégalités et les injustices, avec les souffrances et peurs qui hantent leur sillage, que le terrorisme tue, que le pouvoir politique n'est plus<text:s/>perçu comme serviteur des intérêts de tous (ce qu'il n'est jamais) mais comme une trahison permanente des espérances qu'on a placées en lui, lorsque donc plus rien n'est ressenti comme légitime et rassurant, alors ce qui fait la grandeur de la démocratie est soudainement vécu comme une incertitude insupportable. Les citoyens exaspérés et impatients en viennent à souhaiter un pouvoir plus fort, plus autoritaire, apte à imposer la fin des divisions. Le mythe de l'identité nationale (identité qui n'a jamais existé, toute société étant un fleuve en perpétuel devenir-autre) et d'un chef capable de l'incarner fleurissent sur ces ruines de la démocratie, avec tout ce que cela suppose de xénophobies, de haines sociales et de pertes de libertés. Les citoyens en viennent à souhaiter des législations plus sévères, des mesures d'urgence, moins de juges et plus de policiers, moins de culture et plus de divertissement.</text:p>
      <text:p text:style-name="P135"><text:span text:style-name="T136">Il est arrivé, et il arrive encore, que des gouvernements élus accompagnent ou même devancent ce désir li</text:span><text:span text:style-name="T137">berticide en installant des mesures permettant l'arbitraire, les sanctions expéditives, des états d'urgence, au nom de la protection des citoyens et de la sauvegarde des valeurs démocratiques. Cependant, comme Benjamin Constant l'avait déjà analysé il y a<text:s/></text:span><text:span text:style-name="T138">plus de deux siècles dans<text:s/></text:span><text:span text:style-name="T139">De l'esprit de conquête et de l'usurpation</text:span><text:span text:style-name="T140">, ce gouvernement alors « sacrifie le but de son existence aux mesures qu'il prend pour la conserver », en recourant à des mesures oppressives pour prévenir l'oppression. Mais une fois ces</text:span><text:span text:style-name="T141"><text:s/>moyens exceptionnels admis, « on les trouve tellement courts, tellement commodes, qu'on ne veut plus en employer d'autres », et l'on développe à la fois les sentiments antidémocratiques et la défiance des démocrates vis-à-vis de ceux qui prétendent la déf</text:span><text:span text:style-name="T142">endre. C'est ainsi que le totalitarisme peut se nourrir de ce que la démocratie a de meilleur pour en affaiblir les bases. Ce cancer de la démocratie ne se développe pas contre elle, mais à l'intérieur de ce qu'elle a de plus précieux. Difficile démocratie</text:span><text:span text:style-name="T143">, donc, et qui redouble les difficultés de la citoyenneté. Car seuls des citoyens actifs et soucieux de dialogue et de réflexion peuvent en toutes circonstances faire vivre et prospérer la démocratie.</text:span></text:p>
      <text:p text:style-name="P144"/>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Titre" style:default-outline-level="1">
      <style:text-properties fo:hyphenate="false"/>
    </style:style>
    <style:style style:name="Titre7" style:display-name="Titre 7" style:family="paragraph" style:parent-style-name="Standard" style:default-outline-level="7">
      <style:paragraph-properties fo:keep-with-next="always" fo:text-align="justify" fo:margin-left="0.375in" fo:margin-right="0.925in">
        <style:tab-stops>
          <style:tab-stop style:type="left" style:position="5.375in"/>
        </style:tab-stops>
      </style:paragraph-properties>
      <style:text-properties fo:font-weight="bold" style:font-weight-asian="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note" style:display-name="Footnote" style:family="paragraph" style:parent-style-name="Standard">
      <style:text-properties fo:hyphenate="false"/>
    </style:style>
    <style:style style:name="Textbodyindent" style:display-name="Text body indent" style:family="paragraph" style:parent-style-name="Standard">
      <style:paragraph-properties fo:margin-bottom="0.0833in" fo:margin-left="0.1965in">
        <style:tab-stops/>
      </style:paragraph-properties>
      <style:text-properties style:font-size-complex="10.5pt" fo:hyphenate="false"/>
    </style:style>
    <style:style style:name="Citation" style:display-name="Citation" style:family="paragraph" style:parent-style-name="Standard">
      <style:text-properties fo:hyphenate="false"/>
    </style:style>
    <style:style style:name="NormalWeb" style:display-name="Normal (Web)" style:family="paragraph" style:parent-style-name="Standard">
      <style:paragraph-properties fo:margin-top="0.1944in" fo:margin-bottom="0.1944in"/>
      <style:text-properties fo:hyphenate="false"/>
    </style:style>
    <style:style style:name="Normalcentré" style:display-name="Normal centré" style:family="paragraph" style:parent-style-name="Standard">
      <style:paragraph-properties fo:text-align="justify" fo:margin-left="0.375in" fo:margin-right="1.3in">
        <style:tab-stops/>
      </style:paragraph-properties>
      <style:text-properties fo:font-weight="bold" style:font-weight-asian="bold" fo:hyphenate="false"/>
    </style:style>
    <style:style style:name="Paragraphedeliste" style:display-name="Paragraphe de liste" style:family="paragraph" style:parent-style-name="Standard">
      <style:paragraph-properties fo:margin-bottom="0.1388in" fo:margin-left="0.5in">
        <style:tab-stops/>
      </style:paragraph-properties>
      <style:text-properties style:font-size-complex="10.5pt" fo:hyphenate="false"/>
    </style:style>
    <style:style style:name="Notedebasdepage" style:display-name="Note de bas de page" style:family="paragraph" style:parent-style-name="Standard">
      <style:text-properties fo:hyphenate="false"/>
    </style:style>
    <style:style style:name="Pieddepage" style:display-name="Pied de page" style:family="paragraph" style:parent-style-name="Standard">
      <style:paragraph-properties style:line-height-at-least="0.0694in">
        <style:tab-stops>
          <style:tab-stop style:type="center" style:position="3.15in"/>
          <style:tab-stop style:type="right" style:position="6.3in"/>
        </style:tab-stops>
      </style:paragraph-properties>
      <style:text-properties style:font-size-complex="10.5pt" fo:hyphenate="false"/>
    </style:style>
    <style:style style:name="En-tête" style:display-name="En-tête" style:family="paragraph" style:parent-style-name="Standard">
      <style:paragraph-properties style:line-height-at-least="0.0694in">
        <style:tab-stops>
          <style:tab-stop style:type="center" style:position="3.15in"/>
          <style:tab-stop style:type="right" style:position="6.3in"/>
        </style:tab-stops>
      </style:paragraph-properties>
      <style:text-properties style:font-size-complex="10.5pt" fo:hyphenate="false"/>
    </style:style>
    <style:style style:name="Titre" style:display-name="Titre" style:family="paragraph" style:parent-style-name="Standard">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RetraitcorpsdetexteCar" style:display-name="Retrait corps de texte Car" style:family="text" style:parent-style-name="Policepardéfaut">
      <style:text-properties style:font-name="Times New Roman" style:font-name-asian="SimSun" style:font-name-complex="Mangal" fo:color="#00000A" fo:font-size="12pt" style:font-size-asian="12pt" style:font-size-complex="10.5pt" style:language-asian="zh" style:country-asian="CN" style:language-complex="hi" style:country-complex="IN"/>
    </style:style>
    <style:style style:name="Endnoteanchor" style:display-name="Endnote anchor" style:family="text">
      <style:text-properties style:text-position="super 66.6%"/>
    </style:style>
    <style:style style:name="Citation1" style:display-name="Citation1"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parent-style-name="Policepardéfaut">
      <style:text-properties style:text-position="super 66.6%"/>
    </style:style>
    <style:style style:name="Footnoteanchor" style:display-name="Footnote anchor" style:family="text">
      <style:text-properties style:text-position="super 66.6%"/>
    </style:style>
    <style:style style:name="PieddepageCar" style:display-name="Pied de page Car" style:family="text" style:parent-style-name="Policepardéfaut">
      <style:text-properties style:font-name="Times New Roman" style:font-name-asian="SimSun" style:font-name-complex="Mangal" fo:color="#00000A" fo:font-size="12pt" style:font-size-asian="12pt" style:font-size-complex="10.5pt" style:language-asian="zh" style:country-asian="CN" style:language-complex="hi" style:country-complex="IN"/>
    </style:style>
    <style:style style:name="En-têteCar" style:display-name="En-tête Car" style:family="text" style:parent-style-name="Policepardéfaut">
      <style:text-properties style:font-name="Times New Roman" style:font-name-asian="SimSun" style:font-name-complex="Mangal" fo:color="#00000A" fo:font-size="12pt" style:font-size-asian="12pt" style:font-size-complex="10.5pt" style:language-asian="zh" style:country-asian="CN" style:language-complex="hi" style:country-complex="IN"/>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7"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avid MOBIO</dc:creator>
    <meta:creation-date>2020-12-07T09:29:00Z</meta:creation-date>
    <dc:date>2021-04-27T20:57:00Z</dc:date>
    <meta:template xlink:href="Normal" xlink:type="simple"/>
    <meta:editing-cycles>4</meta:editing-cycles>
    <meta:editing-duration>PT1500S</meta:editing-duration>
    <meta:document-statistic meta:page-count="1" meta:paragraph-count="49" meta:word-count="3846" meta:character-count="24954" meta:row-count="176" meta:non-whitespace-character-count="21157"/>
  </office:meta>
</office:document-meta>
</file>